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No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Od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Potion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Potion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  <table:database-ranges>
        <table:database-range table:name="__Anonymous_Sheet_DB__0" table:target-range-address="ItemList.C1:ItemList.C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" style:font-size-asian="10pt" style:language-asian="zh" style:country-asian="TW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00/00/00</text:date>, <text:time style:data-style-name="N2" text:time-value="13:56:16.1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2:10:38.504000000</meta:creation-date>
    <dc:date>2024-08-10T13:58:11.700000000</dc:date>
    <meta:editing-duration>PT2M23S</meta:editing-duration>
    <meta:editing-cycles>4</meta:editing-cycles>
    <meta:generator>LibreOffice/7.5.3.2$Windows_X86_64 LibreOffice_project/9f56dff12ba03b9acd7730a5a481eea045e468f3</meta:generator>
    <meta:document-statistic meta:table-count="1" meta:cell-count="9" meta:object-count="0"/>
  </office:meta>
</office:document-meta>
</file>